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70d0" officeooo:paragraph-rsid="000a70d0"/>
    </style:style>
    <style:style style:name="P2" style:family="paragraph" style:parent-style-name="Standard" style:list-style-name="L1">
      <style:text-properties officeooo:rsid="000c4725" officeooo:paragraph-rsid="000c4725"/>
    </style:style>
    <style:style style:name="P3" style:family="paragraph" style:parent-style-name="Standard">
      <style:text-properties officeooo:rsid="000c4725" officeooo:paragraph-rsid="000c4725"/>
    </style:style>
    <style:style style:name="P4" style:family="paragraph" style:parent-style-name="Standard">
      <style:text-properties officeooo:rsid="000f7b3e" officeooo:paragraph-rsid="000f7b3e"/>
    </style:style>
    <style:style style:name="P5" style:family="paragraph" style:parent-style-name="Standard">
      <style:text-properties officeooo:rsid="000f7b3e" officeooo:paragraph-rsid="0011fb17"/>
    </style:style>
    <style:style style:name="P6" style:family="paragraph" style:parent-style-name="Standard">
      <style:text-properties style:text-underline-style="none" officeooo:rsid="0010e7de" officeooo:paragraph-rsid="0010e7de"/>
    </style:style>
    <style:style style:name="P7" style:family="paragraph" style:parent-style-name="Standard">
      <style:text-properties style:text-underline-style="none" officeooo:rsid="0011fb17" officeooo:paragraph-rsid="0011fb17"/>
    </style:style>
    <style:style style:name="P8" style:family="paragraph" style:parent-style-name="Standard">
      <style:text-properties style:text-underline-style="none" officeooo:rsid="00132a08" officeooo:paragraph-rsid="00132a08"/>
    </style:style>
    <style:style style:name="P9" style:family="paragraph" style:parent-style-name="Standard">
      <style:text-properties style:text-underline-style="none" officeooo:rsid="00193d45" officeooo:paragraph-rsid="00193d45"/>
    </style:style>
    <style:style style:name="P10" style:family="paragraph" style:parent-style-name="Standard">
      <style:text-properties officeooo:rsid="0011fb17" officeooo:paragraph-rsid="0011fb17"/>
    </style:style>
    <style:style style:name="P11" style:family="paragraph" style:parent-style-name="Standard">
      <style:text-properties officeooo:rsid="00134af1" officeooo:paragraph-rsid="00134af1"/>
    </style:style>
    <style:style style:name="P12" style:family="paragraph" style:parent-style-name="Standard">
      <style:text-properties officeooo:rsid="00162251" officeooo:paragraph-rsid="00162251"/>
    </style:style>
    <style:style style:name="P13" style:family="paragraph" style:parent-style-name="Standard">
      <style:text-properties officeooo:rsid="001c5021" officeooo:paragraph-rsid="001c502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52159"/>
    </style:style>
    <style:style style:name="T4" style:family="text">
      <style:text-properties officeooo:rsid="000dd002"/>
    </style:style>
    <style:style style:name="T5" style:family="text">
      <style:text-properties officeooo:rsid="00134af1"/>
    </style:style>
    <style:style style:name="T6" style:family="text">
      <style:text-properties officeooo:rsid="001a809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ap →<text:span text:style-name="T2"> </text:span><text:span text:style-name="T3">uso para ordenar</text:span></text:p>
      <text:p text:style-name="P12"><text:span text:style-name="T3">m</text:span><text:span text:style-name="T2">ultimap-&gt;</text:span></text:p>
      <text:p text:style-name="P1"/>
      <text:p text:style-name="P1"/>
      <text:p text:style-name="P1"/>
      <text:p text:style-name="P1"/>
      <text:p text:style-name="P1">Michel davalos<text:tab/>juan antonio cisneros ruiz<text:tab/>rosa lopez cruz</text:p>
      <text:p text:style-name="P1">3030<text:tab/><text:tab/><text:tab/>3040<text:tab/><text:tab/><text:tab/><text:tab/>3035</text:p>
      <text:p text:style-name="P1">guadalajara<text:tab/><text:tab/>tlauqpaque<text:tab/><text:tab/><text:tab/>tepic</text:p>
      <text:p text:style-name="P1">jalisco<text:tab/><text:tab/><text:tab/>jalisco<text:tab/><text:tab/><text:tab/><text:tab/>nayarit</text:p>
      <text:p text:style-name="P1">inf<text:tab/><text:tab/><text:tab/>inf<text:tab/><text:tab/><text:tab/><text:tab/>com</text:p>
      <text:p text:style-name="P1"/>
      <text:p text:style-name="P1"/>
      <text:p text:style-name="P1">israel larios salcedo<text:tab/>reyna cardenas lin<text:tab/><text:tab/>rafael hernandez montes</text:p>
      <text:p text:style-name="P1">3031<text:tab/><text:tab/><text:tab/>3034<text:tab/><text:tab/><text:tab/><text:tab/>3029</text:p>
      <text:p text:style-name="P1">compostela<text:tab/><text:tab/>guadalajara<text:tab/><text:tab/><text:tab/>zapopan</text:p>
      <text:p text:style-name="P1">nayarit<text:tab/><text:tab/><text:tab/>jalisco<text:tab/><text:tab/><text:tab/><text:tab/>jalisco</text:p>
      <text:p text:style-name="P1">com<text:tab/><text:tab/><text:tab/>inf<text:tab/><text:tab/><text:tab/><text:tab/>inf</text:p>
      <text:p text:style-name="P1"/>
      <text:list xml:id="list8336482219597980612" text:style-name="L1">
        <text:list-item>
          <text:p text:style-name="P2">crear un archivo de registros</text:p>
        </text:list-item>
        <text:list-item>
          <text:p text:style-name="P2">crear indice primario(nombre + codigo)</text:p>
        </text:list-item>
        <text:list-item>
          <text:p text:style-name="P2">crear indice secundario(carrera + estado + municipio)</text:p>
        </text:list-item>
        <text:list-item>
          <text:p text:style-name="P2">hacer las sig busquedas con la llaves secundarias</text:p>
          <text:list>
            <text:list-item>
              <text:p text:style-name="P2">carrera == inf y estado ==jalisco</text:p>
            </text:list-item>
            <text:list-item>
              <text:p text:style-name="P2">carrera == inf y <text:span text:style-name="T4">ciudad</text:span> == guadalajara</text:p>
            </text:list-item>
          </text:list>
        </text:list-item>
      </text:list>
      <text:p text:style-name="P3"/>
      <text:p text:style-name="P3"/>
      <text:p text:style-name="P3"/>
      <text:p text:style-name="P4">ejemplo:</text:p>
      <text:p text:style-name="P4"/>
      <text:p text:style-name="P4"><text:span text:style-name="T5">0</text:span><text:tab/><text:tab/>michel|davalosboites|3030…</text:p>
      <text:p text:style-name="P11">50<text:tab/><text:tab/>juan antonio|...</text:p>
      <text:p text:style-name="P13">100<text:tab/><text:tab/>israel|larios...</text:p>
      <text:p text:style-name="P13">131<text:tab/><text:tab/></text:p>
      <text:p text:style-name="P4"/>
      <text:p text:style-name="P4"/>
      <text:p text:style-name="P4">indice primario :</text:p>
      <text:p text:style-name="P4"/>
      <text:p text:style-name="P10">israel3031<text:tab/>1005</text:p>
      <text:p text:style-name="P4">juan3040<text:tab/>50</text:p>
      <text:p text:style-name="P4">michel3030<text:tab/>0</text:p>
      <text:p text:style-name="P10">rosa3035<text:tab/></text:p>
      <text:p text:style-name="P10">reyna3034<text:tab/><text:span text:style-name="T1">131</text:span></text:p>
      <text:p text:style-name="P10"/>
      <text:p text:style-name="P5"/>
      <text:p text:style-name="P4"/>
      <text:p text:style-name="P4">carrare:<text:tab/><text:tab/><text:tab/><text:tab/><text:tab/>estado:<text:tab/><text:tab/><text:tab/><text:tab/><text:tab/>municipio:</text:p>
      <text:p text:style-name="P4"/>
      <text:p text:style-name="P6">inf<text:tab/>michel3030<text:tab/><text:tab/><text:tab/>jalisco<text:tab/><text:tab/>michel3030<text:tab/><text:tab/>guadalajara<text:tab/>michel3030</text:p>
      <text:p text:style-name="P6"><text:soft-page-break/>inf<text:tab/>juan3040<text:tab/><text:tab/><text:tab/>jalisco<text:tab/><text:tab/>juan3040<text:tab/><text:tab/>tlaquepaque<text:tab/>juan3040</text:p>
      <text:p text:style-name="P7">inf<text:tab/>reyna3034<text:tab/><text:tab/><text:tab/></text:p>
      <text:p text:style-name="P8">inf<text:tab/>rosa3035</text:p>
      <text:p text:style-name="P8"/>
      <text:p text:style-name="P8"/>
      <text:p text:style-name="P8"/>
      <text:p text:style-name="P8"/>
      <text:h text:style-name="Heading_20_1" text:outline-level="1">lista invertida :</text:h>
      <text:p text:style-name="P9">Com<text:tab/>israel3031 → reyna3035</text:p>
      <text:p text:style-name="P9">inf<text:tab/>michel3030 → <text:span text:style-name="T6">juan3040 → rafael3024 → nul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15:19:27.109230339</meta:creation-date>
    <dc:date>2015-02-17T15:55:27.959125020</dc:date>
    <meta:editing-duration>PT35M55S</meta:editing-duration>
    <meta:editing-cycles>14</meta:editing-cycles>
    <meta:generator>LibreOffice/4.4.0.3$Linux_X86_64 LibreOffice_project/40m0$Build-3</meta:generator>
    <meta:document-statistic meta:table-count="0" meta:image-count="0" meta:object-count="0" meta:page-count="2" meta:paragraph-count="37" meta:word-count="147" meta:character-count="1021" meta:non-whitespace-character-count="855"/>
  </office:meta>
</office:document-meta>
</file>